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51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9.3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Без имени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Антипаттерн</text:p>
          </table:table-cell>
          <table:table-cell office:value-type="string" calcext:value-type="string">
            <text:p>Наличие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Magic numbers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Spaghetti Code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рефакторинг всего кода</text:p>
          </table:table-cell>
        </table:table-row>
        <table:table-row table:style-name="ro1">
          <table:table-cell office:value-type="string" calcext:value-type="string">
            <text:p>Лазанья-код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Слепая вера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оздать блок валидации</text:p>
          </table:table-cell>
        </table:table-row>
        <table:table-row table:style-name="ro1">
          <table:table-cell office:value-type="string" calcext:value-type="string">
            <text:p>Шифрованный код (Cryptic code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Жёсткое кодирование (Hard code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Мягкое кодирование (Soft code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Поток лавы (Lava flow)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рефакторинг всего кода</text:p>
          </table:table-cell>
        </table:table-row>
        <table:table-row table:style-name="ro1">
          <table:table-cell office:value-type="string" calcext:value-type="string">
            <text:p>Боязнь размещать логику в объектах предметной области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Божественный объект (God Object)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бъект engine формально соответствует критериям God Object, но его использование в контексте задач оправдано</text:p>
          </table:table-cell>
        </table:table-row>
        <table:table-row table:style-name="ro1">
          <table:table-cell office:value-type="string" calcext:value-type="string">
            <text:p>Полтергейст (Poltergeist)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Убрать из кода/Наполнить функционалом</text:p>
          </table:table-cell>
        </table:table-row>
        <table:table-row table:style-name="ro1">
          <table:table-cell office:value-type="string" calcext:value-type="string">
            <text:p>Сплошное одиночество (Singletonitis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Приватизация (Privatization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Программирование методом копирования — вставки (Copy — Paste programming)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. Проект учебный, допустимо</text:p>
          </table:table-cell>
        </table:table-row>
        <table:table-row table:style-name="ro1">
          <table:table-cell office:value-type="string" calcext:value-type="string">
            <text:p>Золотой молоток (Golden Hammer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Фактор невероятности (Improbability factor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Преждевременная оптимизация (Premature optimization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Изобретение колеса (Reinventing the wheel)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. Проект учебный, допустимо</text:p>
          </table:table-cell>
        </table:table-row>
        <table:table-row table:style-name="ro1">
          <table:table-cell office:value-type="string" calcext:value-type="string">
            <text:p>Изобретение квадратного колеса (Reinventing the square wheel)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. Проект учебный, допустимо</text:p>
          </table:table-cell>
        </table:table-row>
        <table:table-row table:style-name="ro1">
          <table:table-cell office:value-type="string" calcext:value-type="string">
            <text:p>Инверсия абстракции (Abstract Inversion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Большой комок грязи (Big ball of mud)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рефакторинг и оптимизация всего кода</text:p>
          </table:table-cell>
        </table:table-row>
        <table:table-row table:style-name="ro1">
          <table:table-cell office:value-type="string" calcext:value-type="string">
            <text:p>Затычка на ввод (Input kludge)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оздать блок валидации</text:p>
          </table:table-cell>
        </table:table-row>
        <table:table-row table:style-name="ro1">
          <table:table-cell office:value-type="string" calcext:value-type="string">
            <text:p>Волшебная кнопка (Magic pushbutton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Членовредительство (Mutilation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Дымоход предприятия (Stovepipe Enterprise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Дымоход системы (Stovepipe System)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Путаница (Jumble)</text:p>
          </table:table-cell>
          <table:table-cell table:number-columns-repeated="2" office:value-type="string" calcext:value-type="string">
            <text:p>н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.00.0000</text:date>, <text:time style:data-style-name="N2" text:time-value="07:03:09.8199785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5T07:03:17.728542433</dc:date>
    <meta:editing-duration>PT2M35S</meta:editing-duration>
    <meta:editing-cycles>3</meta:editing-cycles>
    <meta:generator>LibreOffice/6.4.7.2$Linux_X86_64 LibreOffice_project/40$Build-2</meta:generator>
    <meta:document-statistic meta:table-count="1" meta:cell-count="84" meta:object-count="0"/>
  </office:meta>
</office:document-meta>
</file>